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Palatino Linotype1" svg:font-family="'Palatino Linotype'"/>
    <style:font-face style:name="Tahoma" svg:font-family="Tahoma"/>
    <style:font-face style:name="Palatino Linotype" svg:font-family="'Palatino Linotype'" style:font-family-generic="roman"/>
    <style:font-face style:name="Tahoma1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 style:list-style-name="" style:master-page-name="Standard_20__28_user_29_">
      <style:paragraph-properties style:page-number="auto" style:writing-mode="lr-tb"/>
      <style:text-properties style:font-name="Palatino Linotype" fo:font-size="15pt" fo:font-style="normal" fo:font-weight="bold" style:font-size-complex="15pt" style:font-weight-complex="bold"/>
    </style:style>
    <style:style style:name="P2" style:family="paragraph" style:parent-style-name="Standard" style:list-style-name="">
      <style:paragraph-properties style:writing-mode="lr-tb"/>
    </style:style>
    <style:style style:name="P3" style:family="paragraph" style:parent-style-name="Standard" style:list-style-name="">
      <style:paragraph-properties style:writing-mode="lr-tb"/>
      <style:text-properties fo:font-weight="bold" style:font-weight-complex="bold"/>
    </style:style>
    <style:style style:name="P4" style:family="paragraph" style:parent-style-name="Standard" style:list-style-name="">
      <style:paragraph-properties style:writing-mode="lr-tb"/>
      <style:text-properties fo:font-weight="bold"/>
    </style:style>
    <style:style style:name="P5" style:family="paragraph" style:parent-style-name="Standard" style:list-style-name="RTF_5f_Num_20_2">
      <style:paragraph-properties fo:margin-left="0.25in" fo:margin-right="0in" fo:text-indent="0in" style:auto-text-indent="false" style:writing-mode="lr-tb">
        <style:tab-stops/>
      </style:paragraph-properties>
    </style:style>
    <style:style style:name="P6" style:family="paragraph" style:parent-style-name="Standard" style:list-style-name="RTF_5f_Num_20_2">
      <style:paragraph-properties fo:margin-left="0.502in" fo:margin-right="0in" fo:text-indent="0in" style:auto-text-indent="false" style:writing-mode="lr-tb">
        <style:tab-stops/>
      </style:paragraph-properties>
    </style:style>
    <style:style style:name="T1" style:family="text">
      <style:text-properties fo:font-weight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view Questions Template</text:p>
      <text:p text:style-name="P2"/>
      <text:p text:style-name="P3">Interviewer: </text:p>
      <text:p text:style-name="P4">Interviewee: </text:p>
      <text:p text:style-name="P2"><text:span text:style-name="T1">Date:</text:span> 12/01/09</text:p>
      <text:p text:style-name="P2"/>
      <text:p text:style-name="P3">Hi! and Introductions:</text:p>
      <text:list xml:id="list1939810761" text:style-name="RTF_5f_Num_20_2">
        <text:list-item>
          <text:p text:style-name="P6">“Hi!”</text:p>
        </text:list-item>
        <text:list-item>
          <text:p text:style-name="P6">“Vague overview of our project...”</text:p>
        </text:list-item>
        <text:list-item>
          <text:p text:style-name="P6">“Any questions before we begin? “</text:p>
        </text:list-item>
      </text:list>
      <text:p text:style-name="P2"/>
      <text:p text:style-name="P3">About them:</text:p>
      <text:list xml:id="list1079441336" text:continue-numbering="true" text:style-name="RTF_5f_Num_20_2">
        <text:list-item>
          <text:p text:style-name="P6">Tell me about what you do that might be relevant to our project.</text:p>
        </text:list-item>
        <text:list-item>
          <text:p text:style-name="P6">How long have you been doing this?</text:p>
        </text:list-item>
        <text:list-item>
          <text:p text:style-name="P6">How satisfying, generally do you find your work?</text:p>
        </text:list-item>
      </text:list>
      <text:p text:style-name="P2"/>
      <text:p text:style-name="P3">About their current tools:</text:p>
      <text:list xml:id="list527066754" text:continue-numbering="true" text:style-name="RTF_5f_Num_20_2">
        <text:list-item>
          <text:p text:style-name="P6">What do you currently use to stay up to date with current legal opinions?</text:p>
        </text:list-item>
        <text:list-item>
          <text:p text:style-name="P6">Do you know of any other systems? </text:p>
          <text:list>
            <text:list-item>
              <text:p text:style-name="P5">Why do/don’t you use those? </text:p>
            </text:list-item>
            <text:list-item>
              <text:p text:style-name="P5">Do they lack features that you’d like to have? </text:p>
            </text:list-item>
          </text:list>
        </text:list-item>
        <text:list-item>
          <text:p text:style-name="P6">When do you use those systems? </text:p>
        </text:list-item>
        <text:list-item>
          <text:p text:style-name="P6">How do those work well/poorly? </text:p>
        </text:list-item>
      </text:list>
      <text:p text:style-name="P2"/>
      <text:p text:style-name="P3">What they want in other products:</text:p>
      <text:list xml:id="list1173442373" text:continue-numbering="true" text:style-name="RTF_5f_Num_20_2">
        <text:list-item>
          <text:p text:style-name="P6">What would you find useful in a product like ours? </text:p>
        </text:list-item>
        <text:list-item>
          <text:p text:style-name="P6">What ways would you want to use a system like the one we described? </text:p>
        </text:list-item>
        <text:list-item>
          <text:p text:style-name="P6">What might a minimum set of features be? </text:p>
        </text:list-item>
        <text:list-item>
          <text:p text:style-name="P6">What would you expect to use such a system upon arriving at such a website (typical use session involves...)?</text:p>
        </text:list-item>
      </text:list>
      <text:p text:style-name="P2"/>
      <text:p text:style-name="P3">About Categories and Alerts:</text:p>
      <text:list xml:id="list2053967323" text:continue-numbering="true" text:style-name="RTF_5f_Num_20_2">
        <text:list-item>
          <text:p text:style-name="P6">How would you want the categories or keywords to be determined? What kinds of things might you expect to be able to be alerted about? </text:p>
        </text:list-item>
      </text:list>
      <text:p text:style-name="P2"/>
      <text:p text:style-name="P3">Re: User participation:</text:p>
      <text:list xml:id="list296112768" text:continue-numbering="true" text:style-name="RTF_5f_Num_20_2">
        <text:list-item>
          <text:p text:style-name="P6">Would you contribute content to a system to correct its data? </text:p>
        </text:list-item>
        <text:list-item>
          <text:p text:style-name="P6">How might we attract users to participate? </text:p>
        </text:list-item>
        <text:list-item>
          <text:p text:style-name="P6">Any thoughts on how we could easily verify the data submitted by users? </text:p>
        </text:list-item>
      </text:list>
      <text:p text:style-name="P2"/>
      <text:p text:style-name="P2"/>
      <text:p text:style-name="P3"><text:soft-page-break/>Other and Thank You:</text:p>
      <text:list xml:id="list1161038807" text:continue-numbering="true" text:style-name="RTF_5f_Num_20_2">
        <text:list-item>
          <text:p text:style-name="P6">Other thoughts or questions? </text:p>
        </text:list-item>
        <text:list-item>
          <text:p text:style-name="P6">“Awesome, thanks.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Palatino Linotype1" svg:font-family="'Palatino Linotype'"/>
    <style:font-face style:name="Tahoma" svg:font-family="Tahoma"/>
    <style:font-face style:name="Palatino Linotype" svg:font-family="'Palatino Linotype'" style:font-family-generic="roman"/>
    <style:font-face style:name="Tahoma1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font-name-asian="Palatino Linotype" style:font-size-asian="10.5pt" style:language-asian="zxx" style:country-asian="none" style:font-name-complex="Palatino Linotyp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en" fo:country="US" style:font-name-asian="DejaVu Sans" style:language-asian="zxx" style:country-asian="non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Palatino Linotype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1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text-properties style:font-name-complex="Tahoma1"/>
    </style:style>
    <style:style style:name="caption" style:family="paragraph" style:parent-style-name="Standard">
      <style:paragraph-properties fo:margin-top="0.0835in" fo:margin-bottom="0.0835in"/>
      <style:text-properties style:font-name="Palatino Linotype" fo:font-style="italic" style:font-name-complex="Palatino Linotype" style:font-style-complex="italic"/>
    </style:style>
    <style:style style:name="WW-caption" style:family="paragraph" style:parent-style-name="Standard">
      <style:paragraph-properties fo:margin-top="0.0835in" fo:margin-bottom="0.0835in"/>
      <style:text-properties fo:font-style="italic" style:font-name-complex="Tahoma1" style:font-style-complex="italic"/>
    </style:style>
    <style:style style:name="RTF_5f_Num_20_2_20_1" style:display-name="RTF_Num 2 1" style:family="text"/>
    <style:style style:name="Numbering_20_Symbols" style:display-name="Numbering Symbols" style:family="text">
      <style:text-properties style:use-window-font-color="true" style:font-name="Palatino Linotype" fo:font-size="12pt" fo:language="en" fo:country="US" style:font-name-asian="Palatino Linotype" style:language-asian="zxx" style:country-asian="none" style:font-name-complex="Palatino Linotyp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_20__28_user_29_" style:display-name="Standard (user)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09-12-01T18:05:00</meta:creation-date>
    <meta:document-statistic meta:table-count="0" meta:image-count="0" meta:object-count="0" meta:page-count="2" meta:paragraph-count="33" meta:word-count="259" meta:character-count="1379"/>
    <meta:generator>OpenOffice.org/3.1$Linux OpenOffice.org_project/310m19$Build-9420</meta:generator>
  </office:meta>
</office:document-meta>
</file>